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3" svg:font-family="'Lohit Devanagar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style:paragraph-properties fo:margin-top="0in" fo:margin-bottom="0in" fo:text-align="center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fo:margin-top="0in" fo:margin-bottom="0in" fo:text-align="center" style:writing-mode="lr-tb">
        <style:tab-stops/>
      </style:paragraph-properties>
    </style:style>
    <style:style style:name="P6" style:family="paragraph">
      <loext:graphic-properties draw:fill="solid" draw:fill-color="#ffffff"/>
      <style:paragraph-properties fo:margin-top="0in" fo:margin-bottom="0in" fo:text-align="center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Times New Roman" fo:font-weight="bold" style:font-weight-asian="bold" style:font-weight-complex="bold"/>
    </style:style>
    <style:style style:name="T1" style:family="text">
      <style:text-properties style:use-window-font-color="true" style:font-name="Times New Roman" fo:font-size="12pt" fo:language="en" fo:country="GB" fo:font-weight="bold" style:font-name-asian="Times New Roman" style:font-size-asian="12pt" style:font-weight-asian="bold" style:font-name-complex="Courier New1" style:font-size-complex="12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3pt" fo:font-weight="normal" style:font-size-asian="3pt" style:font-weight-asian="normal" style:font-size-complex="3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en" fo:country="GB" fo:font-weight="normal" style:font-size-asian="10pt" style:font-weight-asian="normal" style:font-size-complex="10pt" style:font-weight-complex="normal"/>
    </style:style>
    <style:style style:name="T11" style:family="tex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Courier New" fo:font-weight="bold" style:font-weight-asian="bold" style:font-weight-complex="bold"/>
    </style:style>
    <style:style style:name="T18" style:family="text">
      <style:text-properties style:font-name="Times New Roman" fo:font-weight="bold" style:font-weight-asian="bold" style:font-weight-complex="bold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098in" svg:stroke-color="#000000" draw:marker-start-width="0.15in" draw:marker-end-width="0.15in" draw:fill="none" draw:fill-color="#ffffff" fo:min-height="0.6665in" fo:padding-top="0.0047in" fo:padding-bottom="0.0047in" fo:padding-left="0.0047in" fo:padding-right="0.0047in" style:run-through="foreground"/>
      <style:paragraph-properties style:writing-mode="lr-tb"/>
    </style:style>
    <style:style style:name="gr4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solid" svg:stroke-width="0.0102in" svg:stroke-color="#000000" draw:stroke-linejoin="miter" draw:fill="none" draw:fill-color="#ffffff" draw:textarea-horizontal-align="center" draw:textarea-vertical-align="top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miter" draw:fill="solid" draw:fill-color="#ffffff" draw:textarea-horizontal-align="center" draw:textarea-vertical-align="top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/>
    </style:style>
    <style:style style:name="gr8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fo:min-height="3.1465in" fo:padding-top="0.0047in" fo:padding-bottom="0.0047in" fo:padding-left="0.0047in" fo:padding-right="0.0047in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draw:textarea-horizontal-align="center" draw:textarea-vertical-align="middle" fo:min-height="0.4693in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draw:textarea-horizontal-align="center" fo:min-height="0.3689in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draw:textarea-horizontal-align="center" fo:min-height="0.5008in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799in" style:run-through="foreground"/>
      <style:paragraph-properties style:writing-mode="lr-tb"/>
    </style:style>
    <style:style style:name="gr13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fo:min-height="3.4591in" fo:padding-top="0.0146in" fo:padding-bottom="0.0047in" fo:padding-left="0.0201in" fo:padding-right="0.0201in" style:run-through="foreground"/>
      <style:paragraph-properties style:writing-mode="lr-tb"/>
    </style:style>
    <style:style style:name="gr14" style:family="graphic">
      <style:graphic-properties draw:stroke="solid" svg:stroke-width="0.0098in" svg:stroke-color="#000000" draw:marker-start-width="0.15in" draw:marker-end-width="0.15in" draw:fill="none" draw:fill-color="#ffffff" fo:min-height="0.511in" fo:padding-top="0.0047in" fo:padding-bottom="0.0047in" fo:padding-left="0.0047in" fo:padding-right="0.0047in" style:run-through="foreground"/>
      <style:paragraph-properties style:writing-mode="lr-tb"/>
    </style:style>
    <style:style style:name="gr15" style:family="graphic">
      <style:graphic-properties draw:stroke="solid" svg:stroke-width="0.0098in" svg:stroke-color="#000000" draw:marker-start-width="0.15in" draw:marker-end-width="0.15in" draw:fill="none" draw:fill-color="#ffffff" fo:min-height="2.3965in" fo:padding-top="0.0047in" fo:padding-bottom="0.0047in" fo:padding-left="0.0047in" fo:padding-right="0.0047in" style:run-through="foreground"/>
      <style:paragraph-properties style:writing-mode="lr-tb"/>
    </style:style>
    <style:style style:name="gr16" style:family="graphic">
      <style:graphic-properties draw:stroke="solid" svg:stroke-width="0.0098in" svg:stroke-color="#000000" draw:marker-start-width="0.15in" draw:marker-end-width="0.15in" draw:fill="none" draw:fill-color="#ffffff" fo:min-height="0.7528in" fo:padding-top="0.0047in" fo:padding-bottom="0.0047in" fo:padding-left="0.0047in" fo:padding-right="0.0047in" style:run-through="foreground"/>
      <style:paragraph-properties style:writing-mode="lr-tb"/>
    </style:style>
    <style:style style:name="gr17" style:family="graphic">
      <style:graphic-properties svg:stroke-width="0.1201in" svg:stroke-color="#000000" draw:marker-start-width="0.3201in" draw:marker-end-width="0.3201in" draw:textarea-horizontal-align="center" draw:textarea-vertical-align="middle" fo:padding-top="0.0598in" fo:padding-bottom="0.0598in" fo:padding-left="0.0598in" fo:padding-right="0.0598in" style:run-through="foreground"/>
    </style:style>
    <style:style style:name="gr18" style:family="graphic">
      <style:graphic-properties draw:stroke="none" svg:stroke-color="#000000" draw:fill="none" draw:fill-color="#ffffff" fo:min-height="0.3335in" style:run-through="foreground"/>
      <style:paragraph-properties style:writing-mode="lr-tb"/>
    </style:style>
    <style:style style:name="gr19" style:family="graphic">
      <style:graphic-properties draw:stroke="solid" svg:stroke-width="0.0098in" svg:stroke-color="#000000" draw:marker-start-width="0.15in" draw:marker-end-width="0.15in" draw:fill="none" draw:fill-color="#ffffff" fo:min-height="1.0319in" fo:padding-top="0.0047in" fo:padding-bottom="0.0047in" fo:padding-left="0.0047in" fo:padding-right="0.0047in" style:run-through="foreground"/>
      <style:paragraph-properties style:writing-mode="lr-tb"/>
    </style:style>
    <style:style style:name="gr20" style:family="graphic">
      <style:graphic-properties draw:stroke="solid" svg:stroke-width="0.0098in" svg:stroke-color="#000000" draw:marker-start-width="0.15in" draw:marker-end-width="0.15in" draw:fill="none" draw:fill-color="#ffffff" fo:min-height="0.3134in" fo:padding-top="0.0047in" fo:padding-bottom="0.0047in" fo:padding-left="0.0047in" fo:padding-right="0.0047in" style:run-through="foreground"/>
      <style:paragraph-properties style:writing-mode="lr-tb"/>
    </style:style>
    <style:style style:name="gr21" style:family="graphic">
      <style:graphic-properties draw:stroke="solid" svg:stroke-width="0.0098in" svg:stroke-color="#000000" draw:marker-start-width="0.15in" draw:marker-end-width="0.15in" draw:fill="none" draw:fill-color="#ffffff" fo:min-height="1.428in" fo:padding-top="0.0047in" fo:padding-bottom="0.0047in" fo:padding-left="0.0047in" fo:padding-right="0.0047in" style:run-through="foreground"/>
      <style:paragraph-properties style:writing-mode="lr-tb"/>
    </style:style>
    <style:style style:name="gr22" style:family="graphic">
      <style:graphic-properties draw:stroke="solid" svg:stroke-width="0.0098in" svg:stroke-color="#000000" draw:marker-start-width="0.15in" draw:marker-end-width="0.15in" draw:fill="none" draw:fill-color="#ffffff" fo:min-height="1.3862in" fo:padding-top="0.0047in" fo:padding-bottom="0.0047in" fo:padding-left="0.0047in" fo:padding-right="0.0047in" style:run-through="foreground"/>
      <style:paragraph-properties style:writing-mode="lr-tb"/>
    </style:style>
    <style:style style:name="gr23" style:family="graphic">
      <style:graphic-properties svg:stroke-width="0.0098in" svg:stroke-color="#000000" draw:marker-start="Symmetric_20_Arrow" draw:marker-start-width="0.15in" draw:marker-end="Symmetric_20_Arrow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24" style:family="graphic">
      <style:graphic-properties svg:stroke-width="0.0098in" svg:stroke-color="#000000" draw:marker-start-width="0.15in" draw:marker-end="Symmetric_20_Arrow" draw:marker-end-width="0.15in" draw:textarea-horizontal-align="center" draw:textarea-vertical-align="middle" fo:padding-top="0.0047in" fo:padding-bottom="0.0047in" fo:padding-left="0.0047in" fo:padding-right="0.0047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g draw:style-name="gr2"><draw:g draw:style-name="gr2"><draw:g draw:style-name="gr2"><draw:g draw:style-name="gr2"><draw:g draw:style-name="gr2"><draw:g draw:style-name="gr2"><draw:g draw:style-name="gr2"><draw:g draw:style-name="gr2"><draw:g draw:style-name="gr2"><draw:g draw:style-name="gr2"><draw:g draw:style-name="gr2"><draw:g draw:style-name="gr2"><draw:g draw:style-name="gr2"><draw:g draw:style-name="gr2"><draw:g draw:style-name="gr2"><draw:frame draw:style-name="gr3" draw:text-style-name="P2" svg:width="1.0406in" svg:height="0.6768in" svg:x="2.702in" svg:y="4.5811in"><draw:text-box><text:p text:style-name="P1">Access Vector Cache (AVC)</text:p></draw:text-box></draw:frame><draw:g draw:style-name="gr2"><draw:g draw:style-name="gr2"><draw:g draw:style-name="gr2"><draw:g draw:style-name="gr2"><draw:g draw:style-name="gr2"><draw:g draw:style-name="gr2"><draw:rect draw:style-name="gr4" draw:text-style-name="P3" svg:width="9.6094in" svg:height="5.8433in" svg:x="0in" svg:y="0in"><text:p/></draw:rect><draw:frame draw:style-name="gr5" draw:text-style-name="P5" svg:width="0.8571in" svg:height="1.1921in" svg:x="8.2201in" svg:y="0.4102in"><draw:text-box><text:p text:style-name="P4"><text:span text:style-name="T1">X-Client</text:span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>-------------------</text:span></text:p><text:p text:style-name="P4"><text:span text:style-name="T2">Xlib</text:span></text:p></draw:text-box></draw:frame><draw:frame draw:style-name="gr6" draw:text-style-name="P6" svg:width="0.8571in" svg:height="1.4106in" svg:x="8.5457in" svg:y="0.7543in"><draw:text-box><text:p text:style-name="P4"><text:span text:style-name="T1">X-Client</text:span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>-------------------</text:span></text:p><text:p text:style-name="P4"><text:span text:style-name="T2">Xlib</text:span></text:p></draw:text-box></draw:frame></draw:g><draw:g draw:style-name="gr2"><draw:g draw:style-name="gr2"><draw:line draw:style-name="gr7" draw:text-style-name="P1" svg:x1="6.5984in" svg:y1="1.7689in" svg:x2="6.5984in" svg:y2="2.8835in"><text:p/></draw:line><draw:g draw:style-name="gr2"><draw:line draw:style-name="gr7" draw:text-style-name="P1" svg:x1="5.3366in" svg:y1="1.7689in" svg:x2="5.3366in" svg:y2="2.9043in"><text:p/></draw:line><draw:line draw:style-name="gr7" draw:text-style-name="P1" svg:x1="5.3366in" svg:y1="2.3516in" svg:x2="6.5969in" svg:y2="2.3516in"><text:p/></draw:line><draw:line draw:style-name="gr7" draw:text-style-name="P1" svg:x1="5.3366in" svg:y1="2.8835in" svg:x2="6.5969in" svg:y2="2.8835in"><text:p/></draw:line></draw:g></draw:g><draw:g draw:style-name="gr2"><draw:frame draw:style-name="gr8" draw:text-style-name="P7" svg:width="1.9587in" svg:height="3.1567in" svg:x="4.9728in" svg:y="0.2272in"><draw:text-box><text:p text:style-name="P1"><text:span text:style-name="T3">X-Server</text:span></text:p><text:p><text:span text:style-name="T4"/></text:p><text:p text:style-name="P1"><text:span text:style-name="T5">Device Independent Layer (DIX)</text:span></text:p><text:p text:style-name="P1"><text:span text:style-name="T5">------------------------------------------</text:span></text:p><text:p text:style-name="P1"><text:span text:style-name="T5">Device Dependent Layer (DDX)</text:span></text:p><text:p text:style-name="P1"><text:span text:style-name="T5">------------------------------------------</text:span></text:p><text:p text:style-name="P1"><text:span text:style-name="T5">Graphics, Keyboard and Pointer Hardware</text:span></text:p></draw:text-box></draw:frame><draw:frame draw:style-name="gr9" draw:text-style-name="P9" svg:width="1.6461in" svg:height="0.4697in" svg:x="5.1083in" svg:y="2.8835in"><draw:text-box><text:p text:style-name="P8"><text:span text:style-name="T6">XACE Interface</text:span></text:p></draw:text-box></draw:frame><draw:frame draw:style-name="gr10" draw:text-style-name="P10" svg:width="1.1043in" svg:height="0.3689in" svg:x="5.3898in" svg:y="1.8209in"><draw:text-box><text:p text:style-name="P8"><text:span text:style-name="T7"/></text:p><text:p text:style-name="P8"><text:span text:style-name="T5">XACE interfaces and tables such as:</text:span></text:p></draw:text-box></draw:frame><draw:frame draw:style-name="gr11" draw:text-style-name="P12" svg:width="1.1043in" svg:height="0.5012in" svg:x="5.3898in" svg:y="2.4035in"><draw:text-box><text:p text:style-name="P8"><text:span text:style-name="T5">Function Dispatch Table and</text:span></text:p><text:p text:style-name="P11"><text:span text:style-name="T5">Resource Table </text:span></text:p></draw:text-box></draw:frame><draw:line draw:style-name="gr7" draw:text-style-name="P1" svg:x1="4.9724in" svg:y1="1.7689in" svg:x2="6.9307in" svg:y2="1.7689in"><text:p/></draw:line></draw:g></draw:g></draw:g><draw:g draw:style-name="gr2"><draw:frame draw:style-name="gr12" draw:text-style-name="P13" svg:width="1.0315in" svg:height="0.4803in" svg:x="7.1083in" svg:y="1.4874in"><draw:text-box><text:p><text:span text:style-name="T8">X-Protocol over TCP/IP or Streams</text:span></text:p></draw:text-box></draw:frame></draw:g></draw:g><draw:g draw:style-name="gr2"><draw:frame draw:style-name="gr13" draw:text-style-name="P15" svg:width="1.7815in" svg:height="3.4787in" svg:x="2.5043in" svg:y="0.248in"><draw:text-box><text:p text:style-name="P1"><text:span text:style-name="T9">XSELinux Object Manager</text:span></text:p><text:p text:style-name="P1"><text:span text:style-name="T9">(X-Extension)</text:span></text:p><text:p text:style-name="P1"><text:span text:style-name="T5"/></text:p><text:p text:style-name="P14"><text:span text:style-name="T10">Initialise</text:span><text:span text:style-name="T5"> extension + Atoms:</text:span></text:p><text:p text:style-name="P14"><text:span text:style-name="T11">_SELINUX_CONTEXT</text:span><text:span text:style-name="T12"> and </text:span><text:span text:style-name="T11">_SELINUX_CLIENT_CONTEXT</text:span><text:span text:style-name="T5">.</text:span></text:p><text:p text:style-name="P14"><text:span text:style-name="T5"/></text:p><text:p text:style-name="P14"><text:span text:style-name="T5">Load</text:span><text:span text:style-name="T13"> x_contexts</text:span><text:span text:style-name="T5"> file.</text:span></text:p><text:p text:style-name="P14"><text:span text:style-name="T5"/></text:p><text:p text:style-name="P14"><text:span text:style-name="T5">Manage X Object classes, permissions and SID allocation.</text:span></text:p><text:p text:style-name="P14"><text:span text:style-name="T5"/></text:p><text:p text:style-name="P14"><text:span text:style-name="T11">XSELinuxGet/Set.</text:span><text:span text:style-name="T5"> </text:span><text:span text:style-name="T14">Functions.</text:span></text:p><text:p text:style-name="P14"><text:span text:style-name="T5"/></text:p><text:p text:style-name="P14"><text:span text:style-name="T5">Manage interfaces between the X-Server, XACE and the </text:span><text:span text:style-name="T13">libselinux</text:span><text:span text:style-name="T5"> API.</text:span></text:p><text:p text:style-name="P14"><text:span text:style-name="T5"/></text:p></draw:text-box></draw:frame></draw:g></draw:g><draw:g draw:style-name="gr2"><draw:frame draw:style-name="gr14" draw:text-style-name="P15" svg:width="1.0421in" svg:height="0.5213in" svg:x="0.9728in" svg:y="0.2272in"><draw:text-box><text:p text:style-name="P1"><text:span text:style-name="T15">x_contexts</text:span><text:span text:style-name="T16"> </text:span></text:p><text:p text:style-name="P1"><text:span text:style-name="T9">File</text:span></text:p></draw:text-box></draw:frame><draw:frame draw:style-name="gr15" draw:text-style-name="P15" svg:width="1.1776in" svg:height="2.4067in" svg:x="0.8583in" svg:y="1.2583in"><draw:text-box><text:p text:style-name="P1"><text:span text:style-name="T17"/></text:p><text:p text:style-name="P1"><text:span text:style-name="T17">libselinux</text:span></text:p><text:p text:style-name="P1"><text:span text:style-name="T9">Library</text:span></text:p></draw:text-box></draw:frame><draw:frame draw:style-name="gr15" draw:text-style-name="P16" svg:width="0.4898in" svg:height="2.4067in" svg:x="0.1189in" svg:y="2.9354in"><draw:text-box><text:p text:style-name="P1"><text:span text:style-name="T18"/></text:p><text:p text:style-name="P1"><text:span text:style-name="T18"/></text:p><text:p text:style-name="P1"><text:span text:style-name="T18"/></text:p><text:p text:style-name="P1"><text:span text:style-name="T18"/></text:p><text:p text:style-name="P1"><text:span text:style-name="T18">Policy</text:span></text:p></draw:text-box></draw:frame><draw:frame draw:style-name="gr16" draw:text-style-name="P16" svg:width="0.8232in" svg:height="0.763in" svg:x="1.2126in" svg:y="2.7272in"><draw:text-box><text:p text:style-name="P1"><text:span text:style-name="T18">User-space AVC</text:span></text:p></draw:text-box></draw:frame></draw:g></draw:g><draw:g draw:style-name="gr2"><draw:line draw:style-name="gr17" draw:text-style-name="P1" svg:x1="0.6083in" svg:y1="4.0709in" svg:x2="9.4303in" svg:y2="4.0709in"><text:p/></draw:line><draw:frame draw:style-name="gr18" draw:text-style-name="P7" svg:width="1.3961in" svg:height="0.3335in" svg:x="7.7854in" svg:y="4.3in"><draw:text-box><text:p text:style-name="P1"><text:span text:style-name="T3">Kernel-space</text:span></text:p></draw:text-box></draw:frame><draw:frame draw:style-name="gr18" draw:text-style-name="P7" svg:width="1.3961in" svg:height="0.3335in" svg:x="7.7228in" svg:y="3.5291in"><draw:text-box><text:p text:style-name="P1"><text:span text:style-name="T3">User-space</text:span></text:p></draw:text-box></draw:frame><draw:frame draw:style-name="gr19" draw:text-style-name="P2" svg:width="0.9394in" svg:height="1.0421in" svg:x="0.7425in" svg:y="4.602in"><draw:text-box><text:p text:style-name="P1">SELinux Security Server</text:p></draw:text-box></draw:frame><draw:frame draw:style-name="gr20" draw:text-style-name="P2" svg:width="0.6043in" svg:height="0.3232in" svg:x="1.6083in" svg:y="4.2791in"><draw:text-box><text:p text:style-name="P1">Netlink</text:p></draw:text-box></draw:frame><draw:frame draw:style-name="gr21" draw:text-style-name="P2" svg:width="1.1669in" svg:height="1.4378in" svg:x="4.1291in" svg:y="4.2791in"><draw:text-box><text:p text:style-name="P1">Linux Security Module (LSM)</text:p></draw:text-box></draw:frame><draw:frame draw:style-name="gr22" draw:text-style-name="P2" svg:width="1.1669in" svg:height="1.3961in" svg:x="5.702in" svg:y="4.3209in"><draw:text-box><text:p text:style-name="P1">Kernel Resources and supporting Object Managers</text:p></draw:text-box></draw:frame></draw:g></draw:g></draw:g></draw:g><draw:line draw:style-name="gr23" draw:text-style-name="P1" svg:x1="6.9311in" svg:y1="2.0307in" svg:x2="8.5457in" svg:y2="2.0307in"><text:p/></draw:line></draw:g><draw:line draw:style-name="gr23" draw:text-style-name="P1" svg:x1="6.9311in" svg:y1="1.3953in" svg:x2="8.2201in" svg:y2="1.3953in"><text:p/></draw:line></draw:g><draw:line draw:style-name="gr23" draw:text-style-name="P1" svg:x1="5.2957in" svg:y1="4.9583in" svg:x2="5.702in" svg:y2="4.9583in"><text:p/></draw:line></draw:g><draw:line draw:style-name="gr23" draw:text-style-name="P1" svg:x1="1.6811in" svg:y1="5.4689in" svg:x2="4.1291in" svg:y2="5.4689in"><text:p/></draw:line></draw:g><draw:line draw:style-name="gr23" draw:text-style-name="P1" svg:x1="1.6811in" svg:y1="4.9063in" svg:x2="2.702in" svg:y2="4.9063in"><text:p/></draw:line></draw:g><draw:line draw:style-name="gr23" draw:text-style-name="P1" svg:x1="3.7429in" svg:y1="4.9161in" svg:x2="4.1295in" svg:y2="4.9161in"><text:p/></draw:line></draw:g><draw:line draw:style-name="gr24" draw:text-style-name="P1" svg:x1="1.4929in" svg:y1="0.748in" svg:x2="1.4929in" svg:y2="1.2583in"><text:p/></draw:line></draw:g><draw:line draw:style-name="gr23" draw:text-style-name="P1" svg:x1="4.2854in" svg:y1="0.6252in" svg:x2="4.9728in" svg:y2="0.6252in"><text:p/></draw:line></draw:g><draw:line draw:style-name="gr23" draw:text-style-name="P1" svg:x1="4.2854in" svg:y1="2.5098in" svg:x2="4.9728in" svg:y2="2.5098in"><text:p/></draw:line></draw:g><draw:line draw:style-name="gr23" draw:text-style-name="P1" svg:x1="2.0354in" svg:y1="3.1866in" svg:x2="2.5043in" svg:y2="3.1866in"><text:p/></draw:line></draw:g><draw:line draw:style-name="gr23" draw:text-style-name="P1" svg:x1="2.0354in" svg:y1="1.8752in" svg:x2="2.5043in" svg:y2="1.8752in"><text:p/></draw:line></draw:g><draw:line draw:style-name="gr23" draw:text-style-name="P1" svg:x1="1.4091in" svg:y1="3.6646in" svg:x2="1.4091in" svg:y2="4.0102in"><text:p/></draw:line></draw:g><draw:line draw:style-name="gr23" draw:text-style-name="P1" svg:x1="3.3882in" svg:y1="3.7264in" svg:x2="3.3882in" svg:y2="4.0102in"><text:p/></draw:line></draw:g><draw:line draw:style-name="gr23" draw:text-style-name="P1" svg:x1="5.9646in" svg:y1="4in" svg:x2="5.9646in" svg:y2="3.3835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3" svg:font-family="'Lohit Devanagar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6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55:18.665777283</meta:creation-date>
    <dc:date>2020-07-30T15:11:01.903711896</dc:date>
    <meta:editing-duration>PT4M51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